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C3000002C36199DD145AF9F3CF.png" manifest:media-type="image/png"/>
  <manifest:file-entry manifest:full-path="Pictures/1000248F00003E1D00003E1D2EF3DC8E7FFA6719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3.552cm, 4.647cm, 6.648cm, 4.553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699cm" svg:height="5.699cm" svg:x="4.553cm" svg:y="3.553cm">
          <draw:image xlink:href="Pictures/1000248F00003E1D00003E1D2EF3DC8E7FFA6719.svg" xlink:type="simple" xlink:show="embed" xlink:actuate="onLoad" loext:mime-type="image/svg+xml">
            <text:p/>
          </draw:image>
          <draw:image xlink:href="Pictures/10000201000002C3000002C36199DD145AF9F3CF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53cm" fo:margin-bottom="0.653cm" fo:margin-left="0.653cm" fo:margin-right="0.653cm" fo:page-width="15.901cm" fo:page-height="15.9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4-07-17T09:55:58.691000000</dc:date>
    <meta:editing-duration>PT3M23S</meta:editing-duration>
    <meta:editing-cycles>2</meta:editing-cycles>
    <meta:generator>LibreOffice/6.4.3.2$Windows_X86_64 LibreOffice_project/747b5d0ebf89f41c860ec2a39efd7cb15b54f2d8</meta:generator>
    <meta:document-statistic meta:object-count="1"/>
  </office:meta>
</office:document-meta>
</file>